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1" style:master-page-name="Right_20_Page">
      <style:paragraph-properties style:page-number="3"/>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1" style:family="paragraph" style:parent-style-name="Heading_20_3">
      <style:paragraph-properties fo:break-before="page"/>
    </style:style>
    <style:style style:name="P82" style:family="paragraph" style:parent-style-name="Quotations" style:list-style-name="L3">
      <style:paragraph-properties fo:margin-left="0.998cm" fo:margin-right="0.998cm" fo:text-indent="0cm" style:auto-text-indent="false"/>
      <style:text-properties fo:language="ru" fo:country="RU"/>
    </style:style>
    <style:style style:name="P83" style:family="paragraph" style:parent-style-name="Subtitle">
      <style:text-properties style:use-window-font-color="true"/>
    </style:style>
    <style:style style:name="P84" style:family="paragraph" style:parent-style-name="Heading_20_4">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Text_20_body" style:list-style-name="L1">
      <style:paragraph-properties fo:text-align="justify" style:justify-single-word="false"/>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list-style-name="диалог">
      <style:text-properties style:use-window-font-color="true" fo:font-style="normal" style:font-style-asian="normal" style:font-style-complex="normal"/>
    </style:style>
    <style:style style:name="P95"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6"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List_20_1">
      <style:text-properties style:use-window-font-color="true" style:text-underline-style="none" fo:font-weight="normal" style:font-weight-asian="normal" style:font-weight-complex="normal"/>
    </style:style>
    <style:style style:name="P100" style:family="paragraph" style:parent-style-name="Text_20_body" style:list-style-name="List_20_1">
      <style:text-properties style:use-window-font-color="true" style:text-underline-style="none" fo:font-weight="bold" style:font-weight-asian="bold" style:font-weight-complex="bold"/>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list-style-name="диалог">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bold" style:font-weight-asian="bold" style:font-weight-complex="bold"/>
    </style:style>
    <style:style style:name="P110"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77"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735303096002486666" text:style-name="L1">
        <text:list-item>
          <text:p text:style-name="P86">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6">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6">Вам говорят, что вы совершаете ошибки. Вы всегда виноваты, но не понимаете, в чем ваша вина;</text:p>
        </text:list-item>
        <text:list-item>
          <text:p text:style-name="P86">Вам кажется, что вы в одиночку несете всю или большую часть ответственности за совершаемые действия вашей пары;</text:p>
        </text:list-item>
        <text:list-item>
          <text:p text:style-name="P8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6">Ваши чувства и настроение зависят от вашего партнера. Вы часто готовы промолчать, чтобы угодить ему;</text:p>
        </text:list-item>
        <text:list-item>
          <text:p text:style-name="P86">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6">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9119393985989744430" text:style-name="диалог">
        <text:list-item>
          <text:p text:style-name="P87">Ты переживаешь напрасно!</text:p>
        </text:list-item>
      </text:list>
      <text:p text:style-name="P12"><text:soft-page-break/>Или:</text:p>
      <text:list xml:id="list42362854" text:continue-numbering="true" text:style-name="диалог">
        <text:list-item>
          <text:p text:style-name="P87">Тебе нужно просто успокоиться!</text:p>
        </text:list-item>
      </text:list>
      <text:p text:style-name="P12">А если ваши отношения уже закончились, то вы, скорее всего, в отчаянии, но слышите:</text:p>
      <text:list xml:id="list42355408" text:continue-numbering="true" text:style-name="диалог">
        <text:list-item>
          <text:p text:style-name="P87">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83</dc:date><text:p text:style-name="P142"><text:span text:style-name="T61">эмпатия</text:span></text:p><text:p text:style-name="P142"><text:span text:style-name="T61">эмпатии</text:span></text:p><text:p text:style-name="P142"><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1962393967643578702"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84</dc:date><text:p text:style-name="P142"><text:span text:style-name="T61">«психоанализ»</text:span></text:p><text:p text:style-name="P142"><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360487"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4894013522394320" text:style-name="L2">
        <text:list-header>
          <text:p text:style-name="P113"><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5</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343268" text:continue-list="list42355408"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349245" text:continue-list="list42360487"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8" text:outline-level="1"><text:s/>Часть 1. <text:line-break/>Воспоминания</text:h>
      <text:p text:style-name="P65"/>
      <text:h text:style-name="P79"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344850" text:continue-list="list42343268" text:style-name="диалог">
        <text:list-item>
          <text:p text:style-name="P87">У меня д<text:span text:style-name="T1">е</text:span>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344014" text:continue-numbering="true" text:style-name="диалог">
        <text:list-item>
          <text:p text:style-name="P87">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358152" text:continue-numbering="true" text:style-name="диалог">
        <text:list-item>
          <text:p text:style-name="P87">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355927"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360944"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9"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2338255"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352440"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357924" text:continue-numbering="true" text:style-name="диалог">
        <text:list-item>
          <text:p text:style-name="P87">Останешься?</text:p>
        </text:list-item>
        <text:list-item>
          <text:p text:style-name="P87">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9"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357986" text:continue-numbering="true" text:style-name="диалог">
        <text:list-item>
          <text:p text:style-name="P87">А что он тебе покупает? Цветы? Конфетки?</text:p>
        </text:list-item>
        <text:list-item>
          <text:p text:style-name="P87">Ничего, — ответила я.</text:p>
        </text:list-item>
        <text:list-item>
          <text:p text:style-name="P87">Как? Что, приходит с пустыми руками?!</text:p>
        </text:list-item>
        <text:list-item>
          <text:p text:style-name="P87"><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2334307" text:continue-numbering="true" text:style-name="диалог">
        <text:list-item>
          <text:p text:style-name="P87">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9"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348593" text:continue-numbering="true" text:style-name="диалог">
        <text:list-item>
          <text:p text:style-name="P87">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349848" text:continue-numbering="true" text:style-name="диалог">
        <text:list-item>
          <text:p text:style-name="P87">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2346475"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334107" text:continue-numbering="true" text:style-name="диалог">
        <text:list-item>
          <text:p text:style-name="P87">Мы же живем вместе, что тебе еще надо?!</text:p>
        </text:list-item>
      </text:list>
      <text:p text:style-name="P12">Или:</text:p>
      <text:list xml:id="list42355211" text:continue-numbering="true" text:style-name="диалог">
        <text:list-item>
          <text:p text:style-name="P87">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344564" text:continue-numbering="true" text:style-name="диалог">
        <text:list-item>
          <text:p text:style-name="P87">Что ты выдумываешь?</text:p>
        </text:list-item>
      </text:list>
      <text:p text:style-name="P12"><text:soft-page-break/>Или:</text:p>
      <text:list xml:id="list42352023" text:continue-numbering="true" text:style-name="диалог">
        <text:list-item>
          <text:p text:style-name="P87">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346719" text:continue-numbering="true" text:style-name="диалог">
        <text:list-item>
          <text:p text:style-name="P87">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333165" text:continue-numbering="true" text:style-name="диалог">
        <text:list-item>
          <text:p text:style-name="P87">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347865" text:continue-list="list42349245"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1">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9"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347979" text:continue-list="list42333165" text:style-name="диалог">
        <text:list-item>
          <text:p text:style-name="P87">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332436" text:continue-numbering="true" text:style-name="диалог">
        <text:list-item>
          <text:p text:style-name="P87">Уже лучше.</text:p>
        </text:list-item>
        <text:list-item>
          <text:p text:style-name="P87">Ну это уже куда не шло!..</text:p>
        </text:list-item>
      </text:list>
      <text:p text:style-name="P12">Или:</text:p>
      <text:list xml:id="list42350947" text:continue-numbering="true" text:style-name="диалог">
        <text:list-item>
          <text:p text:style-name="P87">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355239" text:continue-numbering="true" text:style-name="диалог">
        <text:list-item>
          <text:p text:style-name="P87">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351161"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345631" text:continue-list="list42347865" text:style-name="список_20_перечисление">
        <text:list-item>
          <text:p text:style-name="P88">похвала, поверхностное очарование, поверхностное сочувствие, чрезмерные извинения;</text:p>
        </text:list-item>
        <text:list-item>
          <text:p text:style-name="P88"><text:soft-page-break/>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9"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340498" text:continue-list="list42351161"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334857" text:continue-numbering="true" text:style-name="диалог">
        <text:list-item>
          <text:p text:style-name="P87">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362302" text:continue-numbering="true" text:style-name="диалог">
        <text:list-item>
          <text:p text:style-name="P87">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357145" text:continue-numbering="true" text:style-name="диалог">
        <text:list-item>
          <text:p text:style-name="P87"><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355604" text:continue-numbering="true" text:style-name="диалог">
        <text:list-item>
          <text:p text:style-name="P87">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341188" text:continue-numbering="true" text:style-name="диалог">
        <text:list-item>
          <text:p text:style-name="P87">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340554"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9"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334768" text:continue-numbering="true" text:style-name="диалог">
        <text:list-item>
          <text:p text:style-name="P87">Я вчера ходил в кино.</text:p>
        </text:list-item>
      </text:list>
      <text:p text:style-name="P12">Мы едем в за город отдыхать, он скажет:</text:p>
      <text:list xml:id="list42350869" text:continue-numbering="true" text:style-name="диалог">
        <text:list-item>
          <text:p text:style-name="P87">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362968"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352432" text:continue-numbering="true" text:style-name="диалог">
        <text:list-item>
          <text:p text:style-name="P87">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357617" text:continue-numbering="true" text:style-name="диалог">
        <text:list-item>
          <text:p text:style-name="P87">Ого, ты что, предложение делаешь?!</text:p>
        </text:list-item>
      </text:list>
      <text:p text:style-name="P12"><text:soft-page-break/>Милый засмеялся и ответил:</text:p>
      <text:list xml:id="list42350659" text:continue-numbering="true" text:style-name="диалог">
        <text:list-item>
          <text:p text:style-name="P114"><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344777" text:continue-numbering="true" text:style-name="диалог">
        <text:list-item>
          <text:p text:style-name="P87">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363700" text:continue-numbering="true" text:style-name="диалог">
        <text:list-item>
          <text:p text:style-name="P87"><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2359859" text:continue-numbering="true" text:style-name="диалог">
        <text:list-item>
          <text:p text:style-name="P87">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353649" text:continue-numbering="true" text:style-name="диалог">
        <text:list-item>
          <text:p text:style-name="P87">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346429" text:continue-numbering="true" text:style-name="диалог">
        <text:list-item>
          <text:p text:style-name="P87"><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338749"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360906"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350834" text:continue-numbering="true" text:style-name="диалог">
        <text:list-item>
          <text:p text:style-name="P87">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361924" text:continue-numbering="true" text:style-name="диалог">
        <text:list-item>
          <text:p text:style-name="P87">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345444" text:continue-numbering="true" text:style-name="диалог">
        <text:list-item>
          <text:p text:style-name="P87">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351611"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359748" text:continue-numbering="true" text:style-name="диалог">
        <text:list-item>
          <text:p text:style-name="P87">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352000"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346943" text:continue-numbering="true" text:style-name="диалог">
        <text:list-item>
          <text:p text:style-name="P114"><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333118" text:continue-numbering="true" text:style-name="диалог">
        <text:list-item>
          <text:p text:style-name="P114"><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361213" text:continue-numbering="true" text:style-name="диалог">
        <text:list-item>
          <text:p text:style-name="P87">Неужели тебе нравятся такое общение!?</text:p>
        </text:list-item>
      </text:list>
      <text:p text:style-name="P25">Ответ всегда был один:</text:p>
      <text:list xml:id="list42339658" text:continue-numbering="true" text:style-name="диалог">
        <text:list-item>
          <text:p text:style-name="P87">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2361405" text:continue-list="list42345631"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8">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333189" text:continue-list="list42339658" text:style-name="диалог">
        <text:list-item>
          <text:p text:style-name="P87">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336196" text:continue-numbering="true" text:style-name="диалог">
        <text:list-item>
          <text:p text:style-name="P87">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823231230496325238"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336395" text:continue-list="list42336196" text:style-name="диалог">
        <text:list-item>
          <text:p text:style-name="P87">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343593"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11</dc:date><text:p text:style-name="P142"><text:span text:style-name="T62">запятая</text:span></text:p></office:annotation>при этом он<office:annotation-end office:name="__Annotation__18324_1175146742"/> сидел и <office:annotation office:name="__Annotation__18397_1175146742"><dc:creator>Яна </dc:creator><dc:date>2018-02-26T10:39:35.11</dc:date><text:p text:style-name="P142"><text:span text:style-name="T62">запятая</text:span></text:p></office:annotation>шпилил, придя<office:annotation-end office:name="__Annotation__18397_1175146742"/> с работы<office:annotation office:name="__Annotation__18398_1175146742"><dc:creator>Яна </dc:creator><dc:date>2018-02-26T10:39:54.11</dc:date><text:p text:style-name="P142"><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339760"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354805"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341595"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2338046"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2336850" text:continue-numbering="true" text:style-name="диалог">
        <text:list-item>
          <text:p text:style-name="P91">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357786" text:continue-numbering="true" text:style-name="диалог">
        <text:list-item>
          <text:p text:style-name="P91">Пойдем купим тебе что-нибудь новое.</text:p>
        </text:list-item>
      </text:list>
      <text:p text:style-name="P3">Он отвечал:</text:p>
      <text:list xml:id="list42346666"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12</dc:date><text:p text:style-name="P142"><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356154"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2349820"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2336218"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357137"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14</dc:date><text:p text:style-name="P142"><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363119"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357547"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353321"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364138"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351206"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2338790"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360195"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2344077"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361156"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2343263"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2363723" text:continue-numbering="true" text:style-name="диалог">
        <text:list-item>
          <text:p text:style-name="P91">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349065" text:continue-numbering="true" text:style-name="диалог">
        <text:list-item>
          <text:p text:style-name="P91">А я тут при чем?!</text:p>
        </text:list-item>
      </text:list>
      <text:p text:style-name="P3">Или:</text:p>
      <text:list xml:id="list42362559"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363008"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341249"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340829" text:continue-numbering="true" text:style-name="диалог">
        <text:list-item>
          <text:p text:style-name="P11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346533" text:continue-numbering="true" text:style-name="диалог">
        <text:list-item>
          <text:p text:style-name="P91">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353399" text:continue-numbering="true" text:style-name="диалог">
        <text:list-item>
          <text:p text:style-name="P91">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2361985"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42354970" text:continue-numbering="true" text:style-name="диалог">
        <text:list-item>
          <text:p text:style-name="P91">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text:soft-page-break/>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9"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344991"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42343255"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42342610"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353450"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20</dc:date><text:p text:style-name="P142"><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2336564" text:continue-numbering="true" text:style-name="диалог">
        <text:list-item>
          <text:p text:style-name="P91">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2360729"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355675"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2352114" text:continue-numbering="true" text:style-name="диалог">
        <text:list-item>
          <text:p text:style-name="P91">Ну говорил, так говорил... Я снова все напутала.</text:p>
          <text:p text:style-name="P136"/>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343311" text:continue-numbering="true" text:style-name="диалог">
        <text:list-item>
          <text:p text:style-name="P91">Но ведь было же!</text:p>
        </text:list-item>
      </text:list>
      <text:p text:style-name="P3">Но мне повторяли и повторяли:</text:p>
      <text:list xml:id="list42343886"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361277" text:continue-numbering="true" text:style-name="диалог">
        <text:list-item>
          <text:p text:style-name="P91"><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344984"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350594" text:continue-numbering="true" text:style-name="диалог">
        <text:list-item>
          <text:p text:style-name="P91"><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352399"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42346109"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349989"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354250"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364596" text:continue-numbering="true" text:style-name="диалог">
        <text:list-item>
          <text:p text:style-name="P91">Да все считают, что ты неадекватная!</text:p>
        </text:list-item>
      </text:list>
      <text:p text:style-name="P3">Или:</text:p>
      <text:list xml:id="list42362977"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360016"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2364055"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336713"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2340767" text:continue-numbering="true" text:style-name="диалог">
        <text:list-item>
          <text:p text:style-name="P91"><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360082"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text:soft-page-break/>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2339909" text:continue-numbering="true" text:style-name="диалог">
        <text:list-item>
          <text:p text:style-name="P11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332859"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337586"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358401"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348526"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354006"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2353420" text:continue-list="list823231230496325238"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362714" text:continue-list="list42354006"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359971"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362612"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342258"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347994"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29</dc:date><text:p text:style-name="P142"><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9"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365047"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360563"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359210"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343518"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363967"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361693"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335681" text:continue-numbering="true" text:style-name="диалог">
        <text:list-item>
          <text:p text:style-name="P9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32</dc:date><text:p text:style-name="P142"><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357654"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350226"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345967" text:continue-numbering="true" text:style-name="диалог">
        <text:list-item>
          <text:p text:style-name="P91"><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335709"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334013" text:continue-numbering="true" text:style-name="диалог">
        <text:list-item>
          <text:p text:style-name="P11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9"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364442"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35</dc:date><text:p text:style-name="P142"><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364229" text:continue-numbering="true" text:style-name="диалог">
        <text:list-item>
          <text:p text:style-name="P91">А скажите мне, пожалуйста, зачем вам Яна?</text:p>
        </text:list-item>
        <text:list-item>
          <text:p text:style-name="P91">В смысле: «зачем мне Яна»? <text:span text:style-name="T13">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2360447"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9"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348768"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348816" text:continue-list="list42353420" text:style-name="List_20_1">
        <text:list-item>
          <text:list>
            <text:list-item>
              <text:p text:style-name="P92">мне это не нравится;</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356298" text:continue-list="list42348768"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79"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357299"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357990"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335737"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11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342897"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352755"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360315"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2340798"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357542" text:continue-numbering="true" text:style-name="диалог">
        <text:list-item>
          <text:p text:style-name="P91">Давай завтра созвонимся и обсудим <text:span text:style-name="T41">&lt;</text:span>уже не помню что<text:span text:style-name="T41">&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349511"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349193"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362579"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2352901"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332977"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2363046" text:continue-numbering="true" text:style-name="диалог">
        <text:list-item>
          <text:p text:style-name="P91">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351066"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332490"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2355401" text:continue-numbering="true" text:style-name="диалог">
        <text:list-item>
          <text:p text:style-name="P91">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2335253"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350413" text:continue-numbering="true" text:style-name="диалог">
        <text:list-item>
          <text:p text:style-name="P11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2352391" text:continue-numbering="true" text:style-name="диалог">
        <text:list-item>
          <text:p text:style-name="P11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354595"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347173"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350229"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2348958" text:continue-list="list42361405"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363644" text:continue-list="list42350229" text:style-name="диалог">
        <text:list-item>
          <text:p text:style-name="P11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363588"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346055"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354664" text:continue-numbering="true" text:style-name="диалог">
        <text:list-item>
          <text:p text:style-name="P91">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342537" text:continue-numbering="true" text:style-name="диалог">
        <text:list-item>
          <text:p text:style-name="P11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2348616"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2339739" text:continue-numbering="true" text:style-name="диалог">
        <text:list-item>
          <text:p text:style-name="P91"><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337202" text:continue-numbering="true" text:style-name="диалог">
        <text:list-item>
          <text:p text:style-name="P11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353716"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333071"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354506" text:continue-numbering="true" text:style-name="диалог">
        <text:list-item>
          <text:p text:style-name="P91"><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355056"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2345200"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348242"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359166" text:continue-numbering="true" text:style-name="диалог">
        <text:list-item>
          <text:p text:style-name="P11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362930"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9"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361567" text:continue-numbering="true" text:style-name="диалог">
        <text:list-item>
          <text:p text:style-name="P91">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354099" text:continue-numbering="true" text:style-name="диалог">
        <text:list-item>
          <text:p text:style-name="P11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340127"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2360280"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348224"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42339099"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350169" text:continue-numbering="true" text:style-name="диалог">
        <text:list-item>
          <text:p text:style-name="P91">Что, ручки из жопы?</text:p>
        </text:list-item>
      </text:list>
      <text:p text:style-name="P3">Или:</text:p>
      <text:list xml:id="list42347394"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336391" text:continue-list="list42348958" text:style-name="список_20_перечисление">
        <text:list-item>
          <text:p text:style-name="P93">вам необходимо осознать, что вами манипулируют (или манипулировали);</text:p>
        </text:list-item>
        <text:list-item>
          <text:p text:style-name="P93">избавиться от иллюзий</text:p>
        </text:list-item>
        <text:list-item>
          <text:p text:style-name="P112"><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359106" text:continue-list="list42347394"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346571"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8"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57</dc:date><text:p text:style-name="P142"><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9"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1"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356290" text:continue-numbering="true" text:style-name="диалог">
        <text:list-item>
          <text:p text:style-name="P115">Вашей маме зять не нужен?</text:p>
        </text:list-item>
      </text:list>
      <text:p text:style-name="P29">И заканчивая какими-то более экстравагантными:</text:p>
      <text:list xml:id="list42338105" text:continue-numbering="true" text:style-name="диалог">
        <text:list-item>
          <text:p text:style-name="P115">Твой отец случайно не хлеб?</text:p>
        </text:list-item>
        <text:list-item>
          <text:p text:style-name="P115">В каком смысле?</text:p>
        </text:list-item>
        <text:list-item>
          <text:p text:style-name="P115">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364926" text:continue-numbering="true" text:style-name="диалог">
        <text:list-item>
          <text:p text:style-name="P115">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335779" text:continue-numbering="true" text:style-name="диалог">
        <text:list-item>
          <text:p text:style-name="P115">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348559" text:continue-numbering="true" text:style-name="диалог">
        <text:list-item>
          <text:p text:style-name="P115">Ты одна тут?</text:p>
        </text:list-item>
      </text:list>
      <text:p text:style-name="P29">И вы говорите, мол:</text:p>
      <text:list xml:id="list42345515" text:continue-numbering="true" text:style-name="диалог">
        <text:list-item>
          <text:p text:style-name="P115"><text:soft-page-break/>Нет, я с подругой. Она сейчас подойдет... — недоумевая, что этот незнакомец от вас хочет.</text:p>
        </text:list-item>
      </text:list>
      <text:p text:style-name="P29">На что он отвечает:</text:p>
      <text:list xml:id="list42339692" text:continue-numbering="true" text:style-name="диалог">
        <text:list-item>
          <text:p text:style-name="P115">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342239" text:continue-numbering="true" text:style-name="диалог">
        <text:list-item>
          <text:p text:style-name="P115">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345743" text:continue-numbering="true" text:style-name="диалог">
        <text:list-item>
          <text:p text:style-name="P115">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353492" text:continue-numbering="true" text:style-name="диалог">
        <text:list-item>
          <text:p text:style-name="P115">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333373" text:continue-numbering="true" text:style-name="диалог">
        <text:list-item>
          <text:p text:style-name="P115">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3274408647511906848" text:style-name="L3">
        <text:list-header>
          <text:p text:style-name="P82"><text:s/>— А это как?</text:p>
          <text:p text:style-name="P82"><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4"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5664694455200961984" text:style-name="List_20_2">
        <text:list-item>
          <text:p text:style-name="P125">Кластер <text:span text:style-name="T41">A</text:span><text:span text:style-name="T8">:</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4"><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4"><text:span text:style-name="T7">Кластер </text:span><text:span text:style-name="T46">B</text:span><text:span text:style-name="T8">:</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3">Кластер </text:span><text:span text:style-name="T41">C</text:span><text:span text:style-name="T21">:</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8">Их поведение описывается, как антиобщественное, <text:s/>замкнутое, неуверенное и чрезвычайно чувствительное.</text:p>
              <text:p text:style-name="P138">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358097" text:continue-list="list42348816" text:style-name="List_20_1">
        <text:list-item text:start-value="1">
          <text:p text:style-name="P140">заметная дисгармония в поведении:</text:p>
          <text:list>
            <text:list-item>
              <text:p text:style-name="P139">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4989450734784194292"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text:p>
          <text:p text:style-name="P128">наличие подпороговых критериев одного или нескольких расстройств личности;</text:p>
        </text:list-item>
        <text:list-item>
          <text:p text:style-name="P128">простое расстройство личности:</text:p>
          <text:p text:style-name="P128">наличие существенных критериев одного или нескольких расстройств в рамках одного кластера;</text:p>
        </text:list-item>
        <text:list-item>
          <text:p text:style-name="P128">сложное (диффузное) расстройство личности:</text:p>
          <text:p text:style-name="P128">наличие существенных критериев одного или нескольких расстройств личности в рамках нескольких кластеров;</text:p>
        </text:list-item>
        <text:list-item>
          <text:p text:style-name="P128">тяжелое расстройство личности:</text:p>
          <text:p text:style-name="P128"><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354936" text:continue-list="list42336391"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341116"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4"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358601"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348498"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356921" text:continue-list="list42358097"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65</dc:date><text:p text:style-name="P142"><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360459" text:continue-list="list42348498"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8653929290172056079"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0"><text:span text:style-name="T21">склонность к сексуальной распущенности</text:span><text:span text:style-name="T45">.</text:span></text:p>
            </text:list-item>
          </text:list>
          <text:p text:style-name="P130"><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0"><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357712" text:continue-list="list42360459"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338135" text:continue-numbering="true" text:style-name="список_20_перечисление">
        <text:list-item>
          <text:p text:style-name="P112">«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4"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2521061543322631342"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1"><text:span text:style-name="T45">(a </text:span><text:span text:style-name="T21">или </text:span><text:span text:style-name="T45">b)</text:span><text:span text:style-name="T44">:</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43">(a </text:span><text:span text:style-name="T3">или </text:span><text:span text:style-name="T43">b)</text:span><text:span text:style-name="T44">:</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345606" text:continue-list="list42338135"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1"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340544" text:continue-list="list42333373" text:style-name="диалог">
        <text:list-item>
          <text:p text:style-name="P94">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336299" text:continue-numbering="true" text:style-name="диалог">
        <text:list-item>
          <text:p text:style-name="P91">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358835" text:continue-numbering="true" text:style-name="диалог">
        <text:list-item>
          <text:p text:style-name="P91">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358263" text:continue-numbering="true" text:style-name="диалог">
        <text:list-item>
          <text:p text:style-name="P91">Я ничего такого не делал...</text:p>
        </text:list-item>
        <text:list-item>
          <text:p text:style-name="P91">Каждый справляется с болью по разному...</text:p>
        </text:list-item>
        <text:list-item>
          <text:p text:style-name="P91">Я был на четырех свиданиях...</text:p>
        </text:list-item>
        <text:list-item>
          <text:p text:style-name="P91">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344708" text:continue-numbering="true" text:style-name="диалог">
        <text:list-item>
          <text:p text:style-name="P94">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9"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1"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1"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348807"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349327" text:continue-numbering="true" text:style-name="диалог">
        <text:list-item>
          <text:p text:style-name="P91"><text:soft-page-break/>Мне это нравится? — Нет.</text:p>
        </text:list-item>
        <text:list-item>
          <text:p text:style-name="P91">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354324"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364974" text:continue-numbering="true" text:style-name="диалог">
        <text:list-item>
          <text:p text:style-name="P91">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1"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333203" text:continue-numbering="true" text:style-name="диалог">
        <text:list-item>
          <text:p text:style-name="P91"><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344125" text:continue-numbering="true" text:style-name="диалог">
        <text:list-item>
          <text:p text:style-name="P91">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340973" text:continue-numbering="true" text:style-name="диалог">
        <text:list-item>
          <text:p text:style-name="P91">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358853"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364992"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1"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354494"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1"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341162"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333108"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344544"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343923"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340136" text:continue-numbering="true" text:style-name="диалог">
        <text:list-item>
          <text:p text:style-name="P91"><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360749"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343405"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1"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356533"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363131" text:continue-numbering="true" text:style-name="диалог">
        <text:list-item>
          <text:p text:style-name="P91"><text:soft-page-break/>Ты что, обиделся? На что? На то, что не можешь оказать мне помощь?</text:p>
        </text:list-item>
      </text:list>
      <text:h text:style-name="P81"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335689"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361390"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1"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348808"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361627"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334449"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359675"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340141"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355674"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340731" text:continue-numbering="true" text:style-name="диалог">
        <text:list-item>
          <text:p text:style-name="P91">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81"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337500"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334305"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345882"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333334"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1"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334683" text:continue-numbering="true" text:style-name="диалог">
        <text:list-item>
          <text:p text:style-name="P91"><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365145"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344253"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345193" text:continue-numbering="true" text:style-name="диалог">
        <text:list-item>
          <text:p text:style-name="P91">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356878" text:continue-numbering="true" text:style-name="диалог">
        <text:list-item>
          <text:p text:style-name="P91">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348050"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1"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365148"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347126"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335230"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352596" text:continue-numbering="true" text:style-name="диалог">
        <text:list-item>
          <text:p text:style-name="P91">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365114"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350531"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42346665"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1"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355308"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333307"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353212"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354529"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42350136"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357394"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42358738"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42351191" text:continue-numbering="true" text:style-name="диалог">
        <text:list-item>
          <text:p text:style-name="P91">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334315"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342394"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355689"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358909"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359054"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354214"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1"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356082" text:continue-numbering="true" text:style-name="диалог">
        <text:list-item>
          <text:p text:style-name="P11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351370"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91"><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1"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359369"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1"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347838"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346584"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338649"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345690"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350207"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350100"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350325"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343913"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349321"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353066"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362869"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338821"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336962"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361529"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364810"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4"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1"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361193"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346380"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1"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341348"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4"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2865205118940511336" text:style-name="L4">
        <text:list-item>
          <text:p text:style-name="P132"><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1"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3358880015957832745" text:style-name="L5">
        <text:list-item>
          <text:p text:style-name="P133"><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343644" text:continue-list="list42341348"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350974"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342594" text:continue-numbering="true" text:style-name="диалог">
        <text:list-item>
          <text:p text:style-name="P107">Что здесь такого? Я же тебя люблю! А она для меня ничего не значит!</text:p>
        </text:list-item>
        <text:list-item>
          <text:p text:style-name="P10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338427" text:continue-numbering="true" text:style-name="диалог">
        <text:list-item>
          <text:p text:style-name="P107">Не имеет значения, что произошло в тот момент, когда люди были, как бы, не вместе...</text:p>
        </text:list-item>
        <text:list-item>
          <text:p text:style-name="P10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3552111" text:continue-numbering="true" text:style-name="диалог">
        <text:list-item>
          <text:p text:style-name="P10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362782"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363607"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337619" text:continue-numbering="true" text:style-name="диалог">
        <text:list-item>
          <text:p text:style-name="P10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361239"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352920"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344294"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352893"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356205"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1"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343552" text:continue-numbering="true" text:style-name="диалог">
        <text:list-item>
          <text:p text:style-name="P91">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1"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1"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348888"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1"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340122" text:continue-numbering="true" text:style-name="диалог">
        <text:list-item>
          <text:p text:style-name="P91">Так будет лучше для нас.</text:p>
        </text:list-item>
      </text:list>
      <text:p text:style-name="P3">Или:</text:p>
      <text:list xml:id="list42338103"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334245" text:continue-list="list42356921"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4">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89"><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0"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348882" text:continue-list="list42334245" text:style-name="List_20_1">
        <text:list-item text:start-value="1">
          <text:p text:style-name="P109">Контроль</text:p>
          <text:list>
            <text:list-item>
              <text:p text:style-name="P92"><text:span text:style-name="T9">Гиперконтроль</text:span>:</text:p>
              <text:p text:style-name="P92">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2">— Ты должен!</text:p>
              <text:p text:style-name="P102">Последствия<text:span text:style-name="T10">:</text:span></text:p>
              <text:p text:style-name="P10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3">Полная свобода:</text:p>
              <text:p text:style-name="P92">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2">— Делай, что хочешь!</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0">Наказание</text:p>
          <text:list>
            <text:list-item>
              <text:p text:style-name="P99"><text:span text:style-name="T9">Слишком строгие наказания</text:span>:</text:p>
              <text:p text:style-name="P99"><text:soft-page-break/>Воспитание запугиванием, лишениями, шантажом, криками, унижениями, избиениями. Стиль воспитания - «Око за око».</text:p>
              <text:p text:style-name="P99"><text:span text:style-name="T9">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2">Безнаказанность<text:span text:style-name="T10">:</text:span></text:p>
              <text:p text:style-name="P99">Абсолютное отсутствие наказания в воспитании, игнорирование плохого поведения ребенка, поощрение за плохое поведения:</text:p>
              <text:p text:style-name="P99">— На, только не плачь (На, только заткнись)!</text:p>
              <text:p text:style-name="P102">Последствия<text:span text:style-name="T10">:</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0">Забота</text:p>
          <text:list>
            <text:list-item>
              <text:p text:style-name="P102">Гиперопека<text:span text:style-name="T10">:</text:span></text:p>
              <text:p text:style-name="P99">Воспитание гиперконтролем не агрессивного характера.</text:p>
              <text:p text:style-name="P99"><text:soft-page-break/>— Не трогайте моего мальчика!!!</text:p>
              <text:p text:style-name="P102">Последствия<text:span text:style-name="T10">:</text:span></text:p>
              <text:p text:style-name="P99">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2">Отсутствие заботы и защиты<text:span text:style-name="T10">:</text:span></text:p>
              <text:p text:style-name="P99">Игнорирование родителями физического и морального состояния ребенка, обвинение ребенка в случившихся с ним неприятностях.</text:p>
              <text:p text:style-name="P99">— Ты должен уметь за себя постоять! Сам виноват!</text:p>
              <text:p text:style-name="P102">Последствия<text:span text:style-name="T10">:</text:span></text:p>
              <text:p text:style-name="P9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0">Помощь</text:p>
          <text:list>
            <text:list-item>
              <text:p text:style-name="P102">Отсутствие помощи<text:span text:style-name="T10">:</text:span></text:p>
              <text:p text:style-name="P99">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9"><text:soft-page-break/>— Ты должен сам справиться!</text:p>
              <text:p text:style-name="P102">Последствия<text:span text:style-name="T10">:</text:span></text:p>
              <text:p text:style-name="P102"><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2">Переизбыток помощи<text:span text:style-name="T10">:</text:span></text:p>
              <text:p text:style-name="P99">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9">— Сынок, ты покакал?</text:p>
              <text:p text:style-name="P102">Последствия<text:span text:style-name="T10">:</text:span></text:p>
              <text:p text:style-name="P102"><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0">Внимание</text:p>
          <text:list>
            <text:list-item>
              <text:p text:style-name="P104"><text:span text:style-name="T8">Нарушение личных границ</text:span><text:span text:style-name="T12">:</text:span></text:p>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9">— Ты не должен был так делать!</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4"><text:span text:style-name="T8">Равнодушие</text:span><text:span text:style-name="T12">:</text:span></text:p>
              <text:p text:style-name="P99">Равнодушие родителей к чувствам, интересам, склонностям и внутреннему миру ребенка, а также к его переживаниям и проблемам.</text:p>
              <text:p text:style-name="P99">— Мне все-равно, что ты думаешь!</text:p>
              <text:p text:style-name="P104"><text:span text:style-name="T8">Последствия</text:span><text:span text:style-name="T12">:</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0">Мотивация</text:p>
          <text:list>
            <text:list-item>
              <text:p text:style-name="P102">Принуждение<text:span text:style-name="T10">:</text:span></text:p>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9">— Мама лучше знает!</text:p>
              <text:p text:style-name="P102">Последствия<text:span text:style-name="T10">:</text:span></text:p>
              <text:p text:style-name="P102"><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2">Демотивация<text:span text:style-name="T10">:</text:span></text:p>
              <text:p text:style-name="P99">Воспитание внушением чувства ущербности, заставляя ребенка доказывать обратное.</text:p>
              <text:p text:style-name="P99">— Кто тебя такого полюбит!/Кому ты нужен?</text:p>
              <text:p text:style-name="P102">Последствия<text:span text:style-name="T10">:</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0">Похвала</text:p>
          <text:list>
            <text:list-item>
              <text:p text:style-name="P102">Переизбыток похвалы<text:span text:style-name="T10">:</text:span></text:p>
              <text:p text:style-name="P99">Идеализация ребенка, необоснованное превозношение талантов, достижений и заслуг, игнорируя плохое поведение.</text:p>
              <text:p text:style-name="P99">— Наш ребенок - гений!</text:p>
              <text:p text:style-name="P102">Последствия<text:span text:style-name="T10">:</text:span></text:p>
              <text:p text:style-name="P102"><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2">Недостаток похвалы<text:span text:style-name="T10">:</text:span></text:p>
              <text:p text:style-name="P99">Отсутствии поощрения и похвалы в воспитании, что сопровождается упреками и сравнениями с окружающими.</text:p>
              <text:p text:style-name="P99">— Почему Петя может, а ты нет? Вот я в твоем возрасте...</text:p>
              <text:p text:style-name="P102">Последствия<text:span text:style-name="T10">:</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0">Вежливость</text:p>
          <text:list>
            <text:list-item>
              <text:p text:style-name="P102">Лесть:</text:p>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Милая, ты сегодня такая красивая! Ты не против, если я пойду на рыбалку?</text:p>
              <text:p text:style-name="P102">Последствия<text:span text:style-name="T10">:</text:span></text:p>
              <text:p text:style-name="P99">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2"><text:soft-page-break/>Хамство<text:span text:style-name="T10">:</text:span></text:p>
              <text:p text:style-name="P99">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9">— Ты что оглох?!</text:p>
              <text:p text:style-name="P102">Последствия<text:span text:style-name="T10">:</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0">Благодарность</text:p>
          <text:list>
            <text:list-item>
              <text:p text:style-name="P104"><text:span text:style-name="T8">Материальная благодарность</text:span><text:span text:style-name="T12">:</text:span></text:p>
              <text:p text:style-name="P99">Воспитание «дай за дай», материальное вознаграждение за выполнение обязанностей, подарки и сюрпризы в качестве платы за труды.</text:p>
              <text:p text:style-name="P99">— Напишешь контрольную на пять — получишь новый телефон!</text:p>
              <text:p text:style-name="P104"><text:span text:style-name="T8">Последствия</text:span><text:span text:style-name="T12">:</text:span></text:p>
              <text:p text:style-name="P99">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4"><text:span text:style-name="T8">Недостаток благодарности</text:span><text:span text:style-name="T12">:</text:span></text:p>
              <text:p text:style-name="P99"><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9">— Я бы и без тебя справилась!</text:p>
              <text:p text:style-name="P104"><text:span text:style-name="T8">Последствия</text:span><text:span text:style-name="T12">:</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0">Щедрость</text:p>
          <text:list>
            <text:list-item>
              <text:p text:style-name="P102">Принуждение делиться<text:span text:style-name="T10">:</text:span></text:p>
              <text:p text:style-name="P102"><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5">— Я сегодня с тобой не дружу, потому, что ты жадина!</text:p>
              <text:p text:style-name="P102">Последствия<text:span text:style-name="T10">:</text:span></text:p>
              <text:p text:style-name="P102"><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2"><text:span text:style-name="T4">Жадность</text:span><text:span text:style-name="T5">:</text:span></text:p>
              <text:p text:style-name="P9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5">— Не дам, у тебя своя есть!</text:p>
              <text:p text:style-name="P102"><text:span text:style-name="T4">Последствия</text:span><text:span text:style-name="T5">:</text:span></text:p>
              <text:p text:style-name="P9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6">Честность</text:p>
          <text:list>
            <text:list-item>
              <text:p text:style-name="P102"><text:span text:style-name="T4">Лживость</text:span><text:span text:style-name="T5">:</text:span></text:p>
              <text:p text:style-name="P95"><text:soft-page-break/>Родители манипулировали ребенком, обещая что-то, но не выполняли своих обещаний. Воспитание враньем.</text:p>
              <text:p text:style-name="P95">— Сегодня не куплю — завтра куплю...</text:p>
              <text:p text:style-name="P102"><text:span text:style-name="T4">Последствия</text:span><text:span text:style-name="T5">:</text:span></text:p>
              <text:p text:style-name="P9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2"><text:span text:style-name="T4">Чрезмерная откровенность</text:span><text:span text:style-name="T5">:</text:span></text:p>
              <text:p text:style-name="P9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5">— Сынок, разводится ли с мамой?</text:p>
              <text:p text:style-name="P102">Последствия<text:span text:style-name="T10">:</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2">Скрытность<text:span text:style-name="T10">:</text:span></text:p>
              <text:p text:style-name="P99"><text:soft-page-break/>Сокрытие родителями реальной обстановки ситуации (например, кризис в отношениях, развод), обнадеживание, вранье.</text:p>
              <text:p text:style-name="P95">— Мы с папой просто поговорим! / Врач только посмотрит — больно не будет!</text:p>
              <text:p text:style-name="P102">Последствия<text:span text:style-name="T10">:</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2">Подозрительность<text:span text:style-name="T10">:</text:span></text:p>
              <text:p text:style-name="P99">Воспитание наказанием по (беспричинному) подозрению. Эгоизм и тревожность родителей, постоянная требовательность объяснений.</text:p>
              <text:p text:style-name="P95">— Ты точно ни у кого не списывал?</text:p>
              <text:p text:style-name="P102">Последствия<text:span text:style-name="T10">:</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0">Взаимоотношения</text:p>
          <text:list>
            <text:list-item>
              <text:p text:style-name="P102"><text:soft-page-break/>Внутрисемейные<text:span text:style-name="T10">:</text:span></text:p>
              <text:p text:style-name="P99">Соперничество, что подразумевает выбор сторонников, создание коалиции:</text:p>
              <text:p text:style-name="P99">— Мы папе не скажем!..</text:p>
              <text:p text:style-name="P102">Последствия<text:span text:style-name="T10">:</text:span></text:p>
              <text:p text:style-name="P99">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2">Внесемейные<text:span text:style-name="T10">:</text:span></text:p>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0">:</text:span></text:p>
              <text:p text:style-name="P99"><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0">Стереотипное мышление</text:p>
          <text:p text:style-name="P102"><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2">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9">Негативное влияние на мнение ребенка о женщинах:</text:p>
              <text:p text:style-name="P110">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0"><text:soft-page-break/>— Все бабы дуры!</text:p>
              <text:p text:style-name="P102"><text:span text:style-name="T13">Последствия для мальчиков</text:span><text:span text:style-name="T22">:</text:span></text:p>
              <text:p text:style-name="P110">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3">Последствия для девочек</text:span><text:span text:style-name="T22">:</text:span></text:p>
              <text:p text:style-name="P110">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2"><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0">Негативное влияние на мнение ребенка о мужчинах:</text:p>
              <text:list>
                <text:list-item>
                  <text:p text:style-name="P102"><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0">— Кому ты нужен?</text:p>
                  <text:p text:style-name="P102"><text:span text:style-name="T13">Последствия</text:span><text:span text:style-name="T22">:</text:span></text:p>
                  <text:p text:style-name="P110">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2"><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2"><text:span text:style-name="T13">Последствия</text:span><text:span text:style-name="T22">:</text:span></text:p>
                  <text:p text:style-name="P110">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2"><text:span text:style-name="T13">Восприятие себя</text:span><text:span text:style-name="T22">:</text:span></text:p>
              <text:list>
                <text:list-item>
                  <text:p text:style-name="P110">Воздействие ребенка на восприятие самого себя:</text:p>
                  <text:p text:style-name="P110">— Ты еще маленький!</text:p>
                  <text:p text:style-name="P110">Последствие:</text:p>
                </text:list-item>
              </text:list>
              <text:p text:style-name="P110"/>
              <text:p text:style-name="P110"/>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8"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359575" text:continue-list="list42338103"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349450"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1">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0. Это не я</text:chapter></text:p>
      </style:header-left>
      <style:footer>
        <text:p text:style-name="Footer"/>
      </style:footer>
      <style:footer-left>
        <text:p text:style-name="Footer"><text:page-number text:select-page="current">140</text:page-number></text:p>
      </style:footer-left>
    </style:master-page>
    <style:master-page style:name="Right_20_Page" style:display-name="Right Page" style:page-layout-name="Mpm5" style:next-style-name="Left_20_Page">
      <style:header>
        <text:p text:style-name="MP1"><text:chapter text:display="name" text:outline-level="4"> Глава 10. Это не я</text:chapter> </text:p>
      </style:header>
      <style:footer>
        <text:p text:style-name="Footer"><text:page-number text:select-page="current">13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5-14T22:15:17.59</dc:date>
    <meta:editing-cycles>1237</meta:editing-cycles>
    <meta:editing-duration>P37DT1H41M41S</meta:editing-duration>
    <meta:document-statistic meta:table-count="1" meta:image-count="0" meta:object-count="0" meta:page-count="581" meta:paragraph-count="4219" meta:word-count="104718" meta:character-count="65634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